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32cm" fo:margin-left="-0.032cm" table:align="left" style:shadow="none"/>
    </style:style>
    <style:style style:name="Tabella1.A" style:family="table-column">
      <style:table-column-properties style:column-width="2.408cm"/>
    </style:style>
    <style:style style:name="Tabella1.B" style:family="table-column">
      <style:table-column-properties style:column-width="3.307cm"/>
    </style:style>
    <style:style style:name="Tabella1.C" style:family="table-column">
      <style:table-column-properties style:column-width="3.704cm"/>
    </style:style>
    <style:style style:name="Tabella1.D" style:family="table-column">
      <style:table-column-properties style:column-width="1.905cm"/>
    </style:style>
    <style:style style:name="Tabella1.E" style:family="table-column">
      <style:table-column-properties style:column-width="4.815cm"/>
    </style:style>
    <style:style style:name="Tabella1.F" style:family="table-column">
      <style:table-column-properties style:column-width="1.614cm"/>
    </style:style>
    <style:style style:name="Tabella1.G" style:family="table-column">
      <style:table-column-properties style:column-width="1.566cm"/>
    </style:style>
    <style:style style:name="Tabella1.1" style:family="table-row">
      <style:table-row-properties style:row-height="0.661cm"/>
    </style:style>
    <style:style style:name="Tabella1.A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7" style:family="table-row">
      <style:table-row-properties style:row-height="0.794cm"/>
    </style:style>
    <style:style style:name="Tabella1.8" style:family="table-row">
      <style:table-row-properties style:min-row-height="0.499cm"/>
    </style:style>
    <style:style style:name="Tabella1.B8" style:family="table-cell">
      <style:table-cell-properties fo:padding="0.097cm" fo:border-left="none" fo:border-right="none" fo:border-top="none" fo:border-bottom="0.05pt solid #000000"/>
    </style:style>
    <style:style style:name="Tabella1.G8" style:family="table-cell">
      <style:table-cell-properties fo:padding="0.097cm" fo:border-left="none" fo:border-right="0.05pt solid #000000" fo:border-top="none" fo:border-bottom="0.05pt solid #000000"/>
    </style:style>
    <style:style style:name="Tabella1.11" style:family="table-row">
      <style:table-row-properties style:min-row-height="3.96cm"/>
    </style:style>
    <style:style style:name="Tabella1.12" style:family="table-row">
      <style:table-row-properties style:min-row-height="0.815cm"/>
    </style:style>
    <style:style style:name="Tabella2" style:family="table">
      <style:table-properties style:width="9.895cm" table:align="left" style:shadow="none"/>
    </style:style>
    <style:style style:name="Tabella2.A" style:family="table-column">
      <style:table-column-properties style:column-width="4.948cm"/>
    </style:style>
    <style:style style:name="Tabella2.1" style:family="table-row">
      <style:table-row-properties style:row-height="0.847cm"/>
    </style:style>
    <style:style style:name="Tabella2.A1" style:family="table-cell">
      <style:table-cell-properties fo:background-color="transparent" fo:padding-left="0.199cm" fo:padding-right="0.101cm" fo:padding-top="0.101cm" fo:padding-bottom="0.101cm" fo:border-left="0.05pt solid #000000" fo:border-right="0.05pt solid #000000" fo:border-top="0.05pt solid #000000" fo:border-bottom="none">
        <style:background-image/>
      </style:table-cell-properties>
    </style:style>
    <style:style style:name="Tabella2.2" style:family="table-row">
      <style:table-row-properties style:min-row-height="0.714cm"/>
    </style:style>
    <style:style style:name="Tabella2.A2" style:family="table-cell">
      <style:table-cell-properties fo:background-color="transparent" fo:padding-left="0.1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ella2.3" style:family="table-row">
      <style:table-row-properties style:row-height="1cm"/>
    </style:style>
    <style:style style:name="Tabella2.A3" style:family="table-cell">
      <style:table-cell-properties fo:background-color="transparent" fo:padding-left="0.199cm" fo:padding-right="0.101cm" fo:padding-top="0.101cm" fo:padding-bottom="0.101cm" fo:border-left="0.05pt solid #000000" fo:border-right="none" fo:border-top="none" fo:border-bottom="none">
        <style:background-image/>
      </style:table-cell-properties>
    </style:style>
    <style:style style:name="Tabella2.B3" style:family="table-cell">
      <style:table-cell-properties fo:background-color="transparent" fo:padding-left="0.199cm" fo:padding-right="0.101cm" fo:padding-top="0.101cm" fo:padding-bottom="0.101cm" fo:border-left="none" fo:border-right="0.05pt solid #000000" fo:border-top="none" fo:border-bottom="none">
        <style:background-image/>
      </style:table-cell-properties>
    </style:style>
    <style:style style:name="Tabella2.A4" style:family="table-cell">
      <style:table-cell-properties fo:background-color="transparent" fo:padding-left="0.199cm" fo:padding-right="0.101cm" fo:padding-top="0.101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2.B4" style:family="table-cell">
      <style:table-cell-properties fo:background-color="transparent" fo:padding-left="0.199cm" fo:padding-right="0.101cm" fo:padding-top="0.101cm" fo:padding-bottom="0.101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cm" fo:margin-right="0.026cm" fo:margin-top="0cm" fo:margin-bottom="0.3cm" fo:line-height="15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" style:family="paragraph" style:parent-style-name="Standard" style:master-page-name="">
      <style:paragraph-properties fo:margin-left="0cm" fo:margin-right="0.026cm" fo:margin-top="0cm" fo:margin-bottom="0.3cm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5" style:family="paragraph" style:parent-style-name="Table_20_Contents">
      <style:paragraph-properties fo:text-align="justify" style:justify-single-word="false"/>
      <style:text-properties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8" style:family="paragraph" style:parent-style-name="Standard" style:master-page-name="">
      <style:paragraph-properties fo:margin-left="0cm" fo:margin-right="0.026cm" fo:margin-top="0cm" fo:margin-bottom="0.3cm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size-asian="10pt" style:font-size-complex="10pt"/>
    </style:style>
    <style:style style:name="P11" style:family="paragraph" style:parent-style-name="Table_20_Contents" style:master-page-name="">
      <style:paragraph-properties fo:margin-left="0cm" fo:margin-right="0.026cm" fo:margin-top="0cm" fo:margin-bottom="0.3cm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1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style:font-name="Arial" fo:font-size="10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placeholder text:placeholder-type="text">&lt;for each="o in get_objects(data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row table:style-name="Tabella1.1">
          <table:table-cell table:style-name="Tabella1.A1" table:number-columns-spanned="7" office:value-type="string">
            <text:p text:style-name="P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7" office:value-type="string">
            <text:p text:style-name="P7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6"><text:placeholder text:placeholder-type="text">&lt;l.partner_id&gt;</text:placeholder></text:p>
          </table:table-cell>
          <table:covered-table-cell/>
          <table:table-cell table:style-name="Tabella1.A3" table:number-columns-spanned="2" office:value-type="string">
            <text:p text:style-name="P1"><text:placeholder text:placeholder-type="text">&lt;l.fabric_id&gt;</text:placeholder></text:p>
          </table:table-cell>
          <table:covered-table-cell/>
          <table:table-cell table:style-name="Tabella1.A2" table:number-columns-spanned="3" office:value-type="string">
            <text:p text:style-name="P6"><text:placeholder text:placeholder-type="text">&lt;l.note_fabric&gt;</text:placeholder></text:p>
          </table:table-cell>
          <table:covered-table-cell/>
          <table:covered-table-cell/>
        </table:table-row>
        <table:table-row table:style-name="Tabella1.1">
          <table:table-cell table:style-name="Tabella1.A2" table:number-columns-spanned="7" office:value-type="string">
            <text:p text:style-name="P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2" table:number-columns-spanned="7" office:value-type="string">
            <text:p text:style-name="P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3" office:value-type="string">
            <text:p text:style-name="P4">Accessorio</text:p>
          </table:table-cell>
          <table:table-cell table:style-name="Tabella1.A3" office:value-type="string">
            <text:p text:style-name="P4">Fornitore</text:p>
          </table:table-cell>
          <table:table-cell table:style-name="Tabella1.A3" office:value-type="string">
            <text:p text:style-name="P4">Descrizione</text:p>
          </table:table-cell>
          <table:table-cell table:style-name="Tabella1.A3" office:value-type="string">
            <text:p text:style-name="P4">Name</text:p>
          </table:table-cell>
          <table:table-cell table:style-name="Tabella1.A3" office:value-type="string">
            <text:p text:style-name="P4">Descrizione</text:p>
          </table:table-cell>
          <table:table-cell table:style-name="Tabella1.A3" office:value-type="string">
            <text:p text:style-name="P4">H</text:p>
          </table:table-cell>
          <table:table-cell table:style-name="Tabella1.A2" office:value-type="string">
            <text:p text:style-name="P4">L</text:p>
          </table:table-cell>
        </table:table-row>
        <table:table-row table:style-name="Tabella1.7">
          <table:table-cell table:style-name="Tabella1.A2" table:number-columns-spanned="7" office:value-type="string">
            <text:p text:style-name="P2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3" office:value-type="string">
            <text:p text:style-name="P11"><text:span text:style-name="T2"><text:placeholder text:placeholder-type="text">&lt;l.accessory_id&gt;</text:placeholder></text:span></text:p>
          </table:table-cell>
          <table:table-cell table:style-name="Tabella1.B8" office:value-type="string">
            <text:p text:style-name="P11"><text:span text:style-name="T2"><text:placeholder text:placeholder-type="text">&lt;l.supplier_id&gt;</text:placeholder></text:span></text:p>
          </table:table-cell>
          <table:table-cell table:style-name="Tabella1.B8" office:value-type="string">
            <text:p text:style-name="P11"><text:span text:style-name="T2"><text:placeholder text:placeholder-type="text">&lt;l.name&gt;</text:placeholder></text:span></text:p>
          </table:table-cell>
          <table:table-cell table:style-name="Tabella1.B8" office:value-type="string">
            <text:p text:style-name="P11"><text:span text:style-name="T2"><text:placeholder text:placeholder-type="text">&lt;l.gerber_name&gt;</text:placeholder></text:span></text:p>
          </table:table-cell>
          <table:table-cell table:style-name="Tabella1.B8" office:value-type="string">
            <text:p text:style-name="P11"><text:span text:style-name="T2"><text:placeholder text:placeholder-type="text">&lt;l.gerber_desc&gt;</text:placeholder></text:span></text:p>
          </table:table-cell>
          <table:table-cell table:style-name="Tabella1.B8" office:value-type="string">
            <text:p text:style-name="P11"><text:span text:style-name="T2"><text:placeholder text:placeholder-type="text">&lt;l.gerber_h&gt;</text:placeholder></text:span></text:p>
          </table:table-cell>
          <table:table-cell table:style-name="Tabella1.G8" office:value-type="string">
            <text:p text:style-name="P11"><text:span text:style-name="T2"><text:placeholder text:placeholder-type="text">&lt;l.gerber_l&gt;</text:placeholder></text:span></text:p>
          </table:table-cell>
        </table:table-row>
        <table:table-row table:style-name="Tabella1.8">
          <table:table-cell table:style-name="Tabella1.A2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2" table:number-columns-spanned="7" office:value-type="string">
            <text:p text:style-name="P2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1">
          <table:table-cell table:style-name="Tabella1.A2" table:number-columns-spanned="7" office:value-type="string">
            <table:table table:name="Tabella2" table:style-name="Tabella2">
              <table:table-column table:style-name="Tabella2.A" table:number-columns-repeated="2"/>
              <table:table-row table:style-name="Tabella2.1">
                <table:table-cell table:style-name="Tabella2.A1" table:number-columns-spanned="2" office:value-type="string">
                  <text:p text:style-name="P5"><text:span text:style-name="T1"><text:placeholder text:placeholder-type="text">&lt;l.accessory_id&gt;</text:placeholder></text:span></text:p>
                  <text:p text:style-name="P5"/>
                </table:table-cell>
                <table:covered-table-cell/>
              </table:table-row>
              <table:table-row table:style-name="Tabella2.2">
                <table:table-cell table:style-name="Tabella2.A2" table:number-columns-spanned="2" office:value-type="string">
                  <text:p text:style-name="P5"><text:span text:style-name="T1"><text:placeholder text:placeholder-type="text">&lt;l.name&gt;</text:placeholder></text:span></text:p>
                </table:table-cell>
                <table:covered-table-cell/>
              </table:table-row>
              <table:table-row table:style-name="Tabella2.3">
                <table:table-cell table:style-name="Tabella2.A3" office:value-type="string">
                  <text:p text:style-name="P5"><text:span text:style-name="T1"><text:placeholder text:placeholder-type="text">&lt;l.gerber_name&gt;</text:placeholder></text:span></text:p>
                </table:table-cell>
                <table:table-cell table:style-name="Tabella2.B3" office:value-type="string">
                  <text:p text:style-name="P5"><text:span text:style-name="T1"><text:placeholder text:placeholder-type="text">&lt;l.gerber_desc&gt;</text:placeholder></text:span></text:p>
                </table:table-cell>
              </table:table-row>
              <table:table-row table:style-name="Tabella2.3">
                <table:table-cell table:style-name="Tabella2.A4" office:value-type="string">
                  <text:p text:style-name="P10"><text:span text:style-name="T1"><text:placeholder text:placeholder-type="text">&lt;l.gerber_h&gt;</text:placeholder></text:span></text:p>
                </table:table-cell>
                <table:table-cell table:style-name="Tabella2.B4" office:value-type="string">
                  <text:p text:style-name="P10"><text:span text:style-name="T1"><text:placeholder text:placeholder-type="text">&lt;l.gerber_l&gt;</text:placeholder></text:span></text:p>
                </table:table-cell>
              </table:table-row>
            </table:table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2">
          <table:table-cell table:style-name="Tabella1.A2" table:number-columns-spanned="7" office:value-type="string">
            <text:p text:style-name="P2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0.801cm" fo:margin-top="0.801cm" fo:margin-bottom="0.801cm" fo:margin-left="0.801cm" fo:margin-right="0.801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4-03-03T17:54:32</dc:date>
    <meta:editing-duration>P1DT15H34S</meta:editing-duration>
    <meta:editing-cycles>221</meta:editing-cycles>
    <meta:generator>LibreOffice/3.5$Linux_X86_64 LibreOffice_project/350m1$Build-2</meta:generator>
    <dc:creator>Anna Giammanco</dc:creator>
    <meta:document-statistic meta:table-count="2" meta:image-count="0" meta:object-count="0" meta:page-count="1" meta:paragraph-count="33" meta:word-count="51" meta:character-count="502" meta:non-whitespace-character-count="484"/>
    <meta:user-defined meta:name="Info 1"/>
    <meta:user-defined meta:name="Info 2"/>
    <meta:user-defined meta:name="Info 3"/>
    <meta:user-defined meta:name="Info 4"/>
  </office:meta>
</office:document-meta>
</file>